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a69b0" officeooo:paragraph-rsid="000a69b0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a69b0" officeooo:paragraph-rsid="000a69b0" style:font-size-asian="15pt" style:font-size-complex="15pt"/>
    </style:style>
    <style:style style:name="P3" style:family="paragraph" style:parent-style-name="Footer">
      <style:text-properties officeooo:rsid="000a69b0" officeooo:paragraph-rsid="000a69b0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04 種族屠殺的教訓</text:p>
        <text:p text:style-name="P1"/>
        <text:p text:style-name="P1">種族屠殺的教訓</text:p>
        <text:p text:style-name="P1">Tsíng-tso̍k tôo-sat ê kàu-hùn</text:p>
        <text:p text:style-name="P1"/>
        <text:p text:style-name="P1"/>
        <text:p text:style-name="P1">近代歷史上發生過一場閣一場的種族屠殺，</text:p>
        <text:p text:style-name="P1">Kīn-tāi li̍k-sú-siōng huat-sing-kuè tsi̍t tiûnn koh tsi̍t tiûnn ê tsíng-tso̍k tôo-sat, </text:p>
        <text:p text:style-name="P1"/>
        <text:p text:style-name="P1">這使咱有一个閣一个的紀念日，</text:p>
        <text:p text:style-name="P1">tse sú lán ū tsi̍t ê koh tsi̍t ê ê kì-liām-ji̍t, </text:p>
        <text:p text:style-name="P1"/>
        <text:p text:style-name="P1">頂個月4月拄好特別濟。</text:p>
        <text:p text:style-name="P1">tíng kò gue̍h 4 gue̍h tú-hó ti̍k-pia̍t tsē. <text:s/></text:p>
        <text:p text:style-name="P1"/>
        <text:p text:style-name="P1">仝時陣，</text:p>
        <text:p text:style-name="P1">Kāng sî-tsūn, </text:p>
        <text:p text:style-name="P1"/>
        <text:p text:style-name="P1">佇世界的幾若位，</text:p>
        <text:p text:style-name="P1">tī sè-kài ê kuí-nā uī, </text:p>
        <text:p text:style-name="P1"/>
        <text:p text:style-name="P1">屠殺猶是當咧進行。</text:p>
        <text:p text:style-name="P1">tôo-sat iáu sī tng-teh tsìn-hîng. <text:s/></text:p>
        <text:p text:style-name="P1"/>
        <text:p text:style-name="P1">人類敢真正有學著教訓？</text:p>
        <text:p text:style-name="P1">Jîn-luī kám tsin-tsiànn ū o̍h-tio̍h kàu-hùn? </text:p>
        <text:p text:style-name="P1"/>
        <text:p text:style-name="P1">是按怎會予這種代誌繼續來發生？</text:p>
        <text:p text:style-name="P1">Sī-án-tsuánn ē hōo tsit tsióng tāi-tsì kè-sio̍k lâi huat-sing?</text:p>
        <text:p text:style-name="P1"/>
        <text:p text:style-name="P1">這是美國資深記者Christian Caryl所寫，</text:p>
        <text:p text:style-name="P1">Tse sī Bí-kok tsu-tshim kì-tsiá Christian Caryl sóo siá, </text:p>
        <text:p text:style-name="P1"/>
        <text:p text:style-name="P1">頂禮拜刊佇《外交政策》雜誌網站的一篇文章內底問的問題。</text:p>
        <text:p text:style-name="P1">tíng lé-pài khan tī “Guā-kau tsìng-tshik” tsa̍p-tsì bāng-tsām ê tsi̍t phinn bûn-tsiong lāi-té mn̄g ê būn-tê.</text:p>
        <text:p text:style-name="P1"/>
        <text:p text:style-name="P1"/>
        <text:p text:style-name="P1"/>
        <text:p text:style-name="P1"/>
        <text:p text:style-name="P1">Syria四年的戰爭已經死超過20萬人，</text:p>
        <text:p text:style-name="P1">Syria sì nî ê tsiàn-tsing í-king sí tshiau-kuè 20 bān lâng, </text:p>
        <text:p text:style-name="P1"/>
        <text:p text:style-name="P1">將近1000萬人逃難。</text:p>
        <text:p text:style-name="P1">tsiong-kīn 1000 bān lâng tô-lān. </text:p>
        <text:p text:style-name="P1"/>
        <text:p text:style-name="P1">一爿有總統Bashar al-Assad，</text:p>
        <text:p text:style-name="P1">Tsi̍t pîng ū tsóng-thóng Bashar al-Assad, </text:p>
        <text:p text:style-name="P1"/>
        <text:p text:style-name="P1">一爿有過激派的Islam國，</text:p>
        <text:p text:style-name="P1">tsi̍t pîng ū kuè-kik-phài ê Islam kok, </text:p>
        <text:p text:style-name="P1"/>
        <text:p text:style-name="P1">攏咧屠殺宗教上的異己。</text:p>
        <text:p text:style-name="P1">lóng teh tôo-sat tsong-kàu-siōng ê ī-kí.</text:p>
        <text:p text:style-name="P1"/>
        <text:p text:style-name="P1"><text:soft-page-break/>Congo民主共和國、中非共和國、南Sudan嘛才經歷過大規模的暴行，</text:p>
        <text:p text:style-name="P1">Congo bîn-tsú kiōng-hô-kok, Tiong-hui kiōng-hô-kok, Lâm Sudan mā tsiah king-li̍k-kuè tuā kui-bôo ê pō-hîng, </text:p>
        <text:p text:style-name="P1"/>
        <text:p text:style-name="P1">目前衝突的根本原因也猶未解決。</text:p>
        <text:p text:style-name="P1">bo̍k-tsiân tshiong-tu̍t ê kin-pún guân-in iā iáu-buē kái-kuat. </text:p>
        <text:p text:style-name="P1"/>
        <text:p text:style-name="P1">Sudan政府也繼續佇Darfur等所在殘害少數族群。</text:p>
        <text:p text:style-name="P1">Sudan tsìng-hú iā kè-sio̍k tī Darfur tíng sóo-tsāi tsân-hāi tsió-sòo tso̍k-kûn.</text:p>
        <text:p text:style-name="P1"/>
        <text:p text:style-name="P1"/>
        <text:p text:style-name="P1"/>
        <text:p text:style-name="P1"/>
        <text:p text:style-name="P1">Myanmar政府迫害信Islam教的Rohingya人，</text:p>
        <text:p text:style-name="P1">Myanmar tsìng-hú pik-hāi sìn Islam kàu ê Rohingya lâng, </text:p>
        <text:p text:style-name="P1"/>
        <text:p text:style-name="P1">有西方觀察者甚至認為已經出現種族屠殺的早期影跡。</text:p>
        <text:p text:style-name="P1">ū se-hong kuan-tshat-tsiá sīm-tsì jīn-uî í-king tshut-hiān tsíng-tso̍k tôo-sat ê tsá-kî iánn-tsiah.</text:p>
        <text:p text:style-name="P1"/>
        <text:p text:style-name="P1"/>
        <text:p text:style-name="P1"/>
        <text:p text:style-name="P1"/>
        <text:p text:style-name="P1"/>
        <text:p text:style-name="P1">Caryl引用學者Paul Stares的講法，</text:p>
        <text:p text:style-name="P1">Caryl ín-iōng ha̍k-tsiá Paul Stares ê kóng-huat, </text:p>
        <text:p text:style-name="P1"/>
        <text:p text:style-name="P1">現在，</text:p>
        <text:p text:style-name="P1">hiān-tsāi, </text:p>
        <text:p text:style-name="P1"/>
        <text:p text:style-name="P1">媒體的全球化，</text:p>
        <text:p text:style-name="P1">muî-thé ê tsuân-kiû-huà, </text:p>
        <text:p text:style-name="P1"/>
        <text:p text:style-name="P1">加上行動資訊科技的普遍，</text:p>
        <text:p text:style-name="P1">ka-siōng hîng-tōng tsu-sìn kho-ki ê phóo-phiàn, </text:p>
        <text:p text:style-name="P1"/>
        <text:p text:style-name="P1">大規模的暴行愈來愈歹掩崁，</text:p>
        <text:p text:style-name="P1">tuā-kui-bôo ê pō-hîng jú lâi jú pháinn am-khàm, </text:p>
        <text:p text:style-name="P1"/>
        <text:p text:style-name="P1">真緊就傳遍世界。</text:p>
        <text:p text:style-name="P1">tsin kín tō thuân-phiàn sè-kài. </text:p>
        <text:p text:style-name="P1"/>
        <text:p text:style-name="P1">按算欲使用暴力的統治者，</text:p>
        <text:p text:style-name="P1">Àn-sǹg beh sú-iōng pō-li̍k ê thóng-tī-tsiá, </text:p>
        <text:p text:style-name="P1"/>
        <text:p text:style-name="P1">也因此著較考慮後果。</text:p>
        <text:p text:style-name="P1">iā in-tshú tio̍h khah khó-lī hiō-kó.</text:p>
        <text:p text:style-name="P1"/>
        <text:p text:style-name="P1"/>
        <text:p text:style-name="P1"/>
        <text:p text:style-name="P1"/>
        <text:p text:style-name="P1"/>
        <text:p text:style-name="P2">另外，</text:p>
        <text:p text:style-name="P1">Līng-guā, </text:p>
        <text:p text:style-name="P1"/>
        <text:p text:style-name="P1">自1994年的Rwanda種族屠殺了後，</text:p>
        <text:p text:style-name="P1">tsū 1994 nî ê Rwanda tsíng-tso̍k tôo-sat liáu-āu, </text:p>
        <text:p text:style-name="P1"/>
        <text:p text:style-name="P1">國際上已經建立一寡機制，</text:p>
        <text:p text:style-name="P1">kok-tsè-siōng í-king kiàn-li̍p tsi̍t-kuá ki-tsè, </text:p>
        <text:p text:style-name="P1"/>
        <text:p text:style-name="P1">來介入阻止抑是制裁暴行，</text:p>
        <text:p text:style-name="P1">lâi kài-ji̍p tsóo-tsí ia̍h-sī tsè-tshâi pō-hîng, </text:p>
        <text:p text:style-name="P1"/>
        <text:p text:style-name="P1">比如國際刑事法院。</text:p>
        <text:p text:style-name="P1">pí-jû kok-tsè hîng-sū huat-īnn. </text:p>
        <text:p text:style-name="P1"/>
        <text:p text:style-name="P1">美國也佇2012年建立跨部門的委員會，</text:p>
        <text:p text:style-name="P1">Bí-kok iā tī 2012 nî kiàn-li̍p khuà pōo-mn̂g ê uí-uân huē, </text:p>
        <text:p text:style-name="P1"/>
        <text:p text:style-name="P1">共防止暴行當做重要的外交政策目標。</text:p>
        <text:p text:style-name="P1">kā hông-tsí pō-hîng tòng-tsò tiōng-iàu ê guā-kau tsìng-tshik bo̍k-piau. </text:p>
        <text:p text:style-name="P1"/>
        <text:p text:style-name="P1"/>
        <text:p text:style-name="P1">Stares只是舉出相對的進步，</text:p>
        <text:p text:style-name="P1">Stares tsí-sī kí-tshut siong-tuì ê tsìn-pōo, </text:p>
        <text:p text:style-name="P1"/>
        <text:p text:style-name="P1">伊承認猶閣有真長的路愛行。</text:p>
        <text:p text:style-name="P1">i sîng-jīn iáu-koh ū tsin tn̂g ê lōo ài kiânn. </text:p>
        <text:p text:style-name="P1"/>
        <text:p text:style-name="P1">但是Caryl更加不樂觀。</text:p>
        <text:p text:style-name="P1">Tān-sī Caryl kìng-ka put lo̍k-kuan. </text:p>
        <text:p text:style-name="P1"/>
        <text:p text:style-name="P1">國際刑事法院佇2009年起訴Sudan總統Omar al-Bashir，</text:p>
        <text:p text:style-name="P1">Kok-tsè hîng-sū huat-īnn tī 2009 nî khí-sòo Sudan tsóng-thóng Omar al-Bashir, </text:p>
        <text:p text:style-name="P1"/>
        <text:p text:style-name="P1">毋過伊嘛是拋拋走。</text:p>
        <text:p text:style-name="P1">m̄-koh i mā sī pha-pha-tsáu. </text:p>
        <text:p text:style-name="P1"/>
        <text:p text:style-name="P1">舊年底，</text:p>
        <text:p text:style-name="P1">Kū-nî-té, </text:p>
        <text:p text:style-name="P1"/>
        <text:p text:style-name="P1">檢察官煞宣布暫停調查，</text:p>
        <text:p text:style-name="P1">kiám-tshat-kuann suah suan-pòo tsiām-thîng tiâu-tsa, </text:p>
        <text:p text:style-name="P1"/>
        <text:p text:style-name="P1">批評聯合國安理會無作為，</text:p>
        <text:p text:style-name="P1">phue-phîng liân-ha̍p-kok an-lí huē bô tsok-uî, </text:p>
        <text:p text:style-name="P1"/>
        <text:p text:style-name="P1">無法度掠Bashir歸案。</text:p>
        <text:p text:style-name="P1">bô-huat-tōo lia̍h Bashir kui-àn.</text:p>
        <text:p text:style-name="P1"/>
        <text:p text:style-name="P1"/>
        <text:p text:style-name="P1"/>
        <text:p text:style-name="P1"/>
        <text:p text:style-name="P1"/>
        <text:p text:style-name="P2">總講，</text:p>
        <text:p text:style-name="P1">Tsóng-kóng, </text:p>
        <text:p text:style-name="P1"/>
        <text:p text:style-name="P1">Caryl認為，</text:p>
        <text:p text:style-name="P1">Caryl jīn-uî, </text:p>
        <text:p text:style-name="P1"/>
        <text:p text:style-name="P1">雖然咱這馬對種族屠殺了解有較深矣，</text:p>
        <text:p text:style-name="P1">sui-jiân lán tsit-má tuì tsíng-tso̍k tôo-sat liáu-kái ū khah tshim --ah, </text:p>
        <text:p text:style-name="P1"/>
        <text:p text:style-name="P1">毋過現實是: </text:p>
        <text:p text:style-name="P1">m̄-koh hiān-si̍t sī: </text:p>
        <text:p text:style-name="P1"/>
        <text:p text:style-name="P1">有能力去介入阻止的國家，</text:p>
        <text:p text:style-name="P1">ū lîng-li̍k khì kài-ji̍p tsóo-tsí ê kok-ka, </text:p>
        <text:p text:style-name="P1"/>
        <text:p text:style-name="P1">若是認為按呢做會害著家己的利益，</text:p>
        <text:p text:style-name="P1">nā-sī jīn-uî án-ne tsò ē hāi-tio̍h ka-kī ê lī-ik, </text:p>
        <text:p text:style-name="P1"/>
        <text:p text:style-name="P1">就無想欲插矣。</text:p>
        <text:p text:style-name="P1">tō bô siūnn-beh tshap --ah. <text:s/></text:p>
        <text:p text:style-name="P1"/>
        <text:p text:style-name="P1">強權互相敵對，</text:p>
        <text:p text:style-name="P1">Kiông-khuân hōo-siong ti̍k-tuì, </text:p>
        <text:p text:style-name="P1"/>
        <text:p text:style-name="P1">無法度一致行動，</text:p>
        <text:p text:style-name="P1">bô-huat-tōo it-tì hîng-tōng, </text:p>
        <text:p text:style-name="P1"/>
        <text:p text:style-name="P1">在40年前的Cambodia如此，</text:p>
        <text:p text:style-name="P1">tsāi 40 nî tsîng ê Cambodia jû-tshú, </text:p>
        <text:p text:style-name="P1"/>
        <text:p text:style-name="P1">在這時的Syria也是仝款。</text:p>
        <text:p text:style-name="P1">tsāi tsit sî ê Syria iā sī kāng-khuán. </text:p>
        <text:p text:style-name="P1"/>
        <text:p text:style-name="P1">這个大問題無解決，</text:p>
        <text:p text:style-name="P1">Tsit ê tuā būn-tê bô kái-kuat, </text:p>
        <text:p text:style-name="P1"/>
        <text:p text:style-name="P1">講欲予悲劇「永遠不再」，</text:p>
        <text:p text:style-name="P1">kóng beh hōo pi-kio̍k “íng-uán put-tsài”, </text:p>
        <text:p text:style-name="P1"/>
        <text:p text:style-name="P1">就只是口號。</text:p>
        <text:p text:style-name="P1">tō tsí-sī kháu-hō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69b0" officeooo:paragraph-rsid="000a69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4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14:58.922126812</dc:date>
    <meta:editing-duration>PT1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20" meta:word-count="1062" meta:character-count="3410" meta:non-whitespace-character-count="3022"/>
  </office:meta>
</office:document-meta>
</file>